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Cambria1" svg:font-family="Cambria" style:font-family-generic="system" style:font-pitch="variable"/>
    <style:font-face style:name="Courier1" svg:font-family="Courier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3.5549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1.7778in" style:rel-column-width="32767*"/>
    </style:style>
    <style:style style:name="Table2.A1" style:family="table-cell">
      <style:table-cell-properties fo:padding-left="0.075in" fo:padding-right="0.075in" fo:padding-top="0in" fo:padding-bottom="0in" fo:border="0.5pt solid #000001"/>
    </style:style>
    <style:style style:name="Table1" style:family="table">
      <style:table-properties style:width="1.6271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1.627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1"/>
    </style:style>
    <style:style style:name="Table1.A3" style:family="table-cell">
      <style:table-cell-properties fo:background-color="#cccccc" fo:padding-left="0.075in" fo:padding-right="0.075in" fo:padding-top="0in" fo:padding-bottom="0in" fo:border="0.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" fo:font-size="10.5pt" style:font-size-asian="10.5pt" style:font-size-complex="10.5pt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a"/>
      <style:text-properties fo:font-size="10.5pt" style:font-size-asian="10.5pt" style:font-size-complex="10.5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0.5pt" style:font-size-asian="10.5pt" style:font-size-complex="10.5pt"/>
    </style:style>
    <style:style style:name="P5" style:family="paragraph" style:parent-style-name="Standard">
      <style:text-properties fo:font-size="10.5pt" style:font-size-asian="10.5pt" style:font-size-complex="10.5pt"/>
    </style:style>
    <style:style style:name="P6" style:family="paragraph" style:parent-style-name="Standard">
      <style:text-properties fo:font-size="10.5pt" officeooo:rsid="0012121d" officeooo:paragraph-rsid="00139de6" style:font-size-asian="10.5pt" style:font-size-complex="10.5pt"/>
    </style:style>
    <style:style style:name="P7" style:family="paragraph" style:parent-style-name="Standard">
      <style:text-properties fo:font-size="10.5pt" officeooo:paragraph-rsid="00139de6" style:font-size-asian="10.5pt" style:font-size-complex="10.5pt"/>
    </style:style>
    <style:style style:name="P8" style:family="paragraph" style:parent-style-name="Standard">
      <style:text-properties fo:font-size="10.5pt" officeooo:rsid="00139de6" officeooo:paragraph-rsid="00139de6" style:font-size-asian="10.5pt" style:font-size-complex="10.5pt"/>
    </style:style>
    <style:style style:name="P9" style:family="paragraph" style:parent-style-name="Standard">
      <style:text-properties fo:font-size="10.5pt" officeooo:rsid="001536e3" officeooo:paragraph-rsid="001536e3" style:font-size-asian="10.5pt" style:font-size-complex="10.5pt"/>
    </style:style>
    <style:style style:name="P10" style:family="paragraph" style:parent-style-name="Standard">
      <style:text-properties fo:font-size="10.5pt" officeooo:rsid="001554bf" officeooo:paragraph-rsid="001554bf" style:font-size-asian="10.5pt" style:font-size-complex="10.5pt"/>
    </style:style>
    <style:style style:name="P11" style:family="paragraph" style:parent-style-name="Standard">
      <style:text-properties fo:font-size="10.5pt" officeooo:paragraph-rsid="001554bf" style:font-size-asian="10.5pt" style:font-size-complex="10.5pt"/>
    </style:style>
    <style:style style:name="P12" style:family="paragraph" style:parent-style-name="Standard">
      <style:text-properties style:font-name="Courier 10 Pitch" fo:font-size="10pt" style:font-size-asian="10pt" style:font-size-complex="10pt"/>
    </style:style>
    <style:style style:name="P13" style:family="paragraph" style:parent-style-name="Standard">
      <style:text-properties fo:font-size="15pt" style:font-size-asian="15pt" style:font-size-complex="15pt"/>
    </style:style>
    <style:style style:name="P14" style:family="paragraph" style:parent-style-name="Standard">
      <style:text-properties fo:font-size="15pt" officeooo:rsid="001536e3" officeooo:paragraph-rsid="001536e3" style:font-size-asian="15pt" style:font-size-complex="15pt"/>
    </style:style>
    <style:style style:name="P15" style:family="paragraph" style:parent-style-name="Preformatted_20_Text">
      <style:text-properties fo:font-size="10.5pt" style:font-size-asian="10.5pt" style:font-size-complex="10.5pt"/>
    </style:style>
    <style:style style:name="P16" style:family="paragraph" style:parent-style-name="Preformatted_20_Text">
      <style:paragraph-properties fo:margin-top="0in" fo:margin-bottom="0.1965in" style:contextual-spacing="false"/>
      <style:text-properties officeooo:paragraph-rsid="00139de6"/>
    </style:style>
    <style:style style:name="P17" style:family="paragraph" style:parent-style-name="Preformatted_20_Text">
      <style:paragraph-properties fo:margin-top="0in" fo:margin-bottom="0.1965in" style:contextual-spacing="false" fo:text-align="end" style:justify-single-word="false"/>
      <style:text-properties officeooo:paragraph-rsid="00139de6"/>
    </style:style>
    <style:style style:name="T1" style:family="text">
      <style:text-properties style:font-name="Courier"/>
    </style:style>
    <style:style style:name="T2" style:family="text">
      <style:text-properties style:font-name="Courier" officeooo:rsid="0010b60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2121d" style:font-style-asian="italic" style:font-style-complex="italic"/>
    </style:style>
    <style:style style:name="T5" style:family="text">
      <style:text-properties officeooo:rsid="00139de6"/>
    </style:style>
    <style:style style:name="T6" style:family="text">
      <style:text-properties style:font-name="Courier 10 Pitch" fo:font-size="10pt" style:font-size-asian="10pt" style:font-size-complex="10pt"/>
    </style:style>
    <style:style style:name="T7" style:family="text">
      <style:text-properties style:font-name="Courier 10 Pitch" fo:font-size="10pt" officeooo:rsid="00139de6" style:font-size-asian="10pt" style:font-size-complex="10pt"/>
    </style:style>
    <style:style style:name="T8" style:family="text">
      <style:text-properties officeooo:rsid="001536e3"/>
    </style:style>
    <style:style style:name="T9" style:family="text">
      <style:text-properties officeooo:rsid="001554bf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ge" fo:padding="0in" fo:border="none"/>
    </style:style>
    <style:style style:name="fr2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ragraph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S241 <text:s text:c="2"/>Lawrence Angrave L</text:span><text:span text:style-name="T2">21</text:span><text:span text:style-name="T1"> – </text:span><text:span text:style-name="T2">Virtual</text:span><text:span text:style-name="T1"> Memory and IPC</text:span></text:p>
      <text:p text:style-name="P1"/>
      <text:p text:style-name="P7">What is a page table? How is it used? <text:span text:style-name="T3"><text:s/></text:span><text:span text:style-name="T4">Convert logical (virtual) addresses to physical address.</text:span></text:p>
      <text:p text:style-name="P2"/>
      <text:p text:style-name="P2"><draw:frame draw:style-name="fr1" draw:name="Frame2" text:anchor-type="paragraph" svg:x="1.2634in" svg:y="0.039in" svg:width="3.5772in" style:rel-width="45%" draw:z-index="0"><draw:text-box fo:min-height="0.0161in"><table:table table:name="Table2" table:style-name="Table2"><table:table-column table:style-name="Table2.A" table:number-columns-repeated="2"/><table:table-row><table:table-cell table:style-name="Table2.A1" office:value-type="string"><text:p text:style-name="Standard"><draw:frame draw:style-name="fr2" draw:name="Frame1" text:anchor-type="paragraph" svg:x="4.8063in" svg:y="-0.2366in" svg:width="0.0161in" style:rel-width="100%" draw:z-index="1"><draw:text-box fo:min-height="0.0161in"><table:table table:name="Table1" table:style-name="Table1"><table:table-column table:style-name="Table1.A"/><table:table-row table:style-name="Table1.1"><table:table-cell table:style-name="Table1.A1" office:value-type="string"><text:p text:style-name="Standard">My $$ RAM</text:p></table:table-cell></table:table-row><table:table-row table:style-name="Table1.1"><table:table-cell table:style-name="Table1.A1" office:value-type="string"><text:p text:style-name="Standard">4096 bytes</text:p></table:table-cell></table:table-row><table:table-row table:style-name="Table1.1"><table:table-cell table:style-name="Table1.A3" office:value-type="string"><text:p text:style-name="Standard">4096 bytes</text:p></table:table-cell></table:table-row><table:table-row table:style-name="Table1.1"><table:table-cell table:style-name="Table1.A3" office:value-type="string"><text:p text:style-name="Standard">4096 bytes</text:p></table:table-cell></table:table-row><table:table-row table:style-name="Table1.1"><table:table-cell table:style-name="Table1.A1" office:value-type="string"><text:p text:style-name="Standard">4096 bytes</text:p></table:table-cell></table:table-row><table:table-row table:style-name="Table1.1"><table:table-cell table:style-name="Table1.A3" office:value-type="string"><text:p text:style-name="Standard">4096 bytes</text:p></table:table-cell></table:table-row><table:table-row table:style-name="Table1.1"><table:table-cell table:style-name="Table1.A1" office:value-type="string"><text:p text:style-name="Standard">4096 bytes</text:p></table:table-cell></table:table-row><table:table-row table:style-name="Table1.1"><table:table-cell table:style-name="Table1.A3" office:value-type="string"><text:p text:style-name="Standard">4096 bytes</text:p></table:table-cell></table:table-row><table:table-row table:style-name="Table1.1"><table:table-cell table:style-name="Table1.A1" office:value-type="string"><text:p text:style-name="Standard">4096 bytes</text:p></table:table-cell></table:table-row><table:table-row table:style-name="Table1.1"><table:table-cell table:style-name="Table1.A3" office:value-type="string"><text:p text:style-name="Standard">4096 bytes</text:p></table:table-cell></table:table-row><table:table-row table:style-name="Table1.1"><table:table-cell table:style-name="Table1.A1" office:value-type="string"><text:p text:style-name="Standard">4096 bytes</text:p></table:table-cell></table:table-row><table:table-row table:style-name="Table1.1"><table:table-cell table:style-name="Table1.A1" office:value-type="string"><text:p text:style-name="Standard">....</text:p></table:table-cell></table:table-row></table:table></draw:text-box></draw:frame>20 bits <text:s text:c="5"/></text:p></table:table-cell><table:table-cell table:style-name="Table2.A1" office:value-type="string"><text:p text:style-name="Standard">12 bits</text:p></table:table-cell></table:table-row></table:table></draw:text-box></draw:frame>Virtual MemoryAddress:</text:p>
      <text:p text:style-name="P2"/>
      <text:p text:style-name="P2"/>
      <text:p text:style-name="P2"/>
      <text:p text:style-name="P2"/>
      <text:p text:style-name="P6">page_num = addr ______</text:p>
      <text:p text:style-name="P6"/>
      <text:p text:style-name="P6">offset = addr &amp; 0x______</text:p>
      <text:p text:style-name="P6"/>
      <text:p text:style-name="P6">frame_num = table[ page_num ]</text:p>
      <text:p text:style-name="P7"/>
      <text:p text:style-name="P7"/>
      <text:p text:style-name="P10">physical address = framenum _______ <text:s text:c="3"/>+(or or) offset</text:p>
      <text:p text:style-name="P2"/>
      <text:p text:style-name="P2">For a 32 bit system if each page is 4KB. How many entries are there? How many bytes are required to store the entire page table?</text:p>
      <text:p text:style-name="P8">2^20 entries. Each entry needs to hold a frame # (in theory 20bits; but we <text:span text:style-name="T9">will </text:span>use 32 bits for each entry)</text:p>
      <text:p text:style-name="P2"/>
      <text:p text:style-name="P2"/>
      <text:p text:style-name="P2">Using the above page design, how many memory reads are required to read a byte at <text:span text:style-name="T5">virtual </text:span>address 0x200 ?</text:p>
      <text:p text:style-name="P2"/>
      <text:p text:style-name="P8">2</text:p>
      <text:p text:style-name="P2"/>
      <text:p text:style-name="P2">Using <text:span text:style-name="T9">a </text:span><text:s/>two-level page table with page size 4KB, how many memory reads are required to read a byte at address 0x200 ?</text:p>
      <text:p text:style-name="P10">3. Directory lookup. Subtable lookup. Actual memory.</text:p>
      <text:p text:style-name="P10">index1= addr ____</text:p>
      <text:p text:style-name="P10"/>
      <text:p text:style-name="P10">index2 = addr ____</text:p>
      <text:p text:style-name="P10"/>
      <text:p text:style-name="P10">offset= addr _____</text:p>
      <text:p text:style-name="P2"/>
      <text:p text:style-name="P2"/>
      <text:p text:style-name="P11"><text:span text:style-name="T9">table= directory[index1];</text:span></text:p>
      <text:p text:style-name="P11"><text:span text:style-name="T9">physical = table[index2] &lt;&lt; 12 <text:s/>| offset</text:span></text:p>
      <text:p text:style-name="P11"/>
      <text:p text:style-name="P11">What is an TLB? Why is it useful? How is it used?</text:p>
      <text:p text:style-name="P6"><text:span text:style-name="T8">T</text:span>ranslation <text:span text:style-name="T8">L</text:span>ookaside <text:span text:style-name="T8">B</text:span>uffer (an associative cache of recently converted addresses); <text:span text:style-name="T5">part of the Memory management unit of the cpu</text:span></text:p>
      <text:p text:style-name="P7"/>
      <text:p text:style-name="P7"/>
      <text:p text:style-name="P2">How much memory does a 2 level page table require (assume data segment requirement requires 2 pages and the stack requires 2 pages; assume each entry in the directory contains 1024 page entries and each entry is 4 bytes)</text:p>
      <text:p text:style-name="P2"/>
      <text:p text:style-name="P15"><text:span text:style-name="Source_20_Text"><text:span text:style-name="T6">VirtualAddress = 11110000111111110000000010101010 (binary)</text:span></text:span></text:p>
      <text:p text:style-name="Preformatted_20_Text"><text:span text:style-name="Source_20_Text"><text:span text:style-name="T6"><text:s text:c="17"/>|_Index1_|| <text:s text:c="7"/>|| <text:s text:c="9"/>| 10 bit Directory index</text:span></text:span></text:p>
      <text:p text:style-name="Preformatted_20_Text"><text:span text:style-name="Source_20_Text"><text:span text:style-name="T6"><text:s text:c="27"/>|_Index2_|| <text:s text:c="9"/>| 10 bit Sub-table index</text:span></text:span></text:p>
      <text:p text:style-name="P16"><text:span text:style-name="Source_20_Text"><text:span text:style-name="T6"><text:s text:c="37"/>|__________| 12 bit offset </text:span></text:span></text:p>
      <text:p text:style-name="P17"><text:span text:style-name="Source_20_Text"><text:span text:style-name="T6">(</text:span></text:span><text:span text:style-name="Source_20_Text"><text:span text:style-name="T7">offset </text:span></text:span><text:span text:style-name="Source_20_Text"><text:span text:style-name="T6">passed directly to RAM)</text:span></text:span></text:p>
      <text:p text:style-name="P12"/>
      <text:p text:style-name="P2"/>
      <text:p text:style-name="P2"/>
      <text:p text:style-name="P2"/>
      <text:p text:style-name="P2"/>
      <text:p text:style-name="P2"/>
      <text:p text:style-name="P2"><text:soft-page-break/>Why might a page be missing in memory? Where can it be found?</text:p>
      <text:p text:style-name="P2"/>
      <text:p text:style-name="P9">Not yet loaded in (still in secondary storage – eg ssd)</text:p>
      <text:p text:style-name="P9">Paged out (disk)</text:p>
      <text:p text:style-name="P9">Illegal memory access; not all logical addresses need to map to actual memory</text:p>
      <text:p text:style-name="P2"/>
      <text:p text:style-name="P2"/>
      <text:p text:style-name="P2"/>
      <text:p text:style-name="P2"/>
      <text:p text:style-name="P2">What is the dirty bit? Why is it useful?</text:p>
      <text:p text:style-name="P10">Dont need to write to disk if the disk version = memory version</text:p>
      <text:p text:style-name="P10"/>
      <text:p text:style-name="P2">What else can we store about each page?</text:p>
      <text:p text:style-name="P2"/>
      <text:p text:style-name="P9">Access statistics <text:span text:style-name="T9">(so Kernel can evict a page that is least likely to be required in the future)</text:span></text:p>
      <text:p text:style-name="P9"/>
      <text:p text:style-name="P9">Execution bit <text:span text:style-name="T9">(security: toprevent malicious code being placed in the heap or stack via buffer overrun)</text:span></text:p>
      <text:p text:style-name="P9"/>
      <text:p text:style-name="P9">Writeable bit eg. BSD avoids executable writeable pages. Why?</text:p>
      <text:p text:style-name="P2"/>
      <text:p text:style-name="P2"/>
      <text:p text:style-name="P2">Can two processes shared the same piece of RAM?</text:p>
      <text:p text:style-name="P2">Why is this useful?</text:p>
      <text:p text:style-name="P10"/>
      <text:p text:style-name="P10">Reuse same physical frame for common libraries eg no point having multiple copies of the c library in RAM</text:p>
      <text:p text:style-name="P10">IPC via 'mmap'</text:p>
      <text:p text:style-name="P2"/>
      <text:p text:style-name="P2"/>
      <text:p text:style-name="P2"/>
      <text:p text:style-name="P3"/>
      <text:p text:style-name="P2">Practice Interview Question: What is IPC? <text:s/>Give some examples and explain how they work!</text:p>
      <text:p text:style-name="P9">Interprocess communication</text:p>
      <text:p text:style-name="P9"/>
      <text:p text:style-name="P14">pipes</text:p>
      <text:p text:style-name="P14">signals</text:p>
      <text:p text:style-name="P14">shared memory</text:p>
      <text:p text:style-name="P14">sockets</text:p>
      <text:p text:style-name="P13"/>
      <text:p text:style-name="P13"/>
      <text:p text:style-name="P2"/>
      <text:p text:style-name="P2">What is the "global lock" solution to Dining Philosophers? Which Coffman condition does it preven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Cambria1" svg:font-family="Cambria" style:font-family-generic="system" style:font-pitch="variable"/>
    <style:font-face style:name="Courier1" svg:font-family="Courier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AR PL UMing HK" style:font-size-asian="12pt" style:language-asian="en" style:country-asian="US" style:font-name-complex="Cambri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AR PL UMing HK" style:font-size-asian="12pt" style:language-asian="en" style:country-asian="US" style:font-name-complex="Cambri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" fo:font-family="Courier" style:font-family-generic="roman" style:font-pitch="variable" fo:font-size="10pt" style:font-size-asian="10pt" style:font-name-complex="Courier1" style:font-family-complex="Courier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name-complex="Courier1" style:font-family-complex="Courier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2641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A</meta:initial-creator>
    <dc:creator>Lawrence Angrave</dc:creator>
    <meta:editing-cycles>8</meta:editing-cycles>
    <meta:print-date>2015-10-12T11:19:34.475063231</meta:print-date>
    <meta:creation-date>2014-10-15T15:04:00</meta:creation-date>
    <dc:date>2015-10-16T10:49:04.572655538</dc:date>
    <meta:editing-duration>PT11M34S</meta:editing-duration>
    <meta:generator>LibreOffice/4.2.8.2$Linux_X86_64 LibreOffice_project/420$Build-2</meta:generator>
    <meta:printed-by>Lawrence Angrave</meta:printed-by>
    <meta:document-statistic meta:table-count="2" meta:image-count="0" meta:object-count="0" meta:page-count="2" meta:paragraph-count="61" meta:word-count="473" meta:character-count="2798" meta:non-whitespace-character-count="2262"/>
    <meta:user-defined meta:name="AppVersion">12.0000</meta:user-defined>
    <meta:user-defined meta:name="Company">Uof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